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<text:s text:c="2"/>(4,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8,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1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6,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7,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2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4,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8,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9,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3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1,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3,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9,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5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2,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7,6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2,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6,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7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1,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3,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9,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8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3,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4,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8,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2"/>(10,9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1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2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3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4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5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7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8,10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 text:c="3"/>(9,10)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3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0:35:24.382992978</meta:creation-date>
    <dc:date>2017-10-10T00:38:28.979932892</dc:date>
    <meta:editing-duration>PT3M5S</meta:editing-duration>
    <meta:editing-cycles>1</meta:editing-cycles>
    <meta:document-statistic meta:table-count="1" meta:cell-count="72" meta:object-count="0"/>
    <meta:generator>LibreOffice/5.1.6.2$Linux_X86_64 LibreOffice_project/10m0$Build-2</meta:generator>
  </office:meta>
</office:document-meta>
</file>